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Running FLUX AI locally typically involves using a stable diffusion user interface like <text:span text:style-name="T1">ComfyUI</text:span>, <text:span text:style-name="T1">InvokeAI</text:span>, or <text:span text:style-name="T1">Stable Diffusion WebUI Forge</text:span>. ComfyUI is a popular choice for this since it offers native support and a node-based workflow. The steps below outline a general process for setting up FLUX AI with ComfyUI. Keep in mind that system requirements are significant and vary depending on the model version you choose.</text:p>
      <text:p text:style-name="Horizontal_20_Line"/>
      <text:h text:style-name="Heading_20_3" text:outline-level="3">🖥️ System Requirements</text:h>
      <text:list text:style-name="L1">
        <text:list-item>
          <text:p text:style-name="P1"><text:span text:style-name="T1">GPU:</text:span> The full FLUX.1 models (FP16) require a GPU with at least <text:span text:style-name="T1">24 GB of VRAM</text:span>. For those with less VRAM, compressed versions (like FP8, NF4, or Q models) are available and can run on GPUs with as little as 6-8 GB of VRAM.</text:p>
        </text:list-item>
        <text:list-item>
          <text:p text:style-name="P1"><text:span text:style-name="T1">RAM:</text:span> A minimum of <text:span text:style-name="T1">16 GB of system RAM</text:span> is needed, but <text:span text:style-name="T1">32 GB or more</text:span> is recommended for better performance.</text:p>
        </text:list-item>
        <text:list-item>
          <text:p text:style-name="P1"><text:span text:style-name="T1">Storage:</text:span> You should have at least <text:span text:style-name="T1">50 GB of free space</text:span> for the models and dependencies. The models themselves are large, with some reaching up to 24 GB.</text:p>
        </text:list-item>
      </text:list>
      <text:p text:style-name="Horizontal_20_Line"/>
      <text:h text:style-name="Heading_20_3" text:outline-level="3">🔧 Step-by-Step Installation with ComfyUI</text:h>
      <text:p text:style-name="Text_20_body"><text:span text:style-name="T1">Step 1: Install ComfyUI</text:span> Download and install the latest version of ComfyUI from its official GitHub releases page. Extract the downloaded archive to a location on your computer.</text:p>
      <text:p text:style-name="Text_20_body"><text:span text:style-name="T1">Step 2: Download FLUX AI Models</text:span> You need to download several files to run FLUX AI locally. All of these can be found on Hugging Face:</text:p>
      <text:list text:style-name="L2">
        <text:list-item>
          <text:p text:style-name="P2"><text:span text:style-name="T1">FLUX model:</text:span> Download the main FLUX model checkpoint file, such as <text:span text:style-name="Source_20_Text">flux_schnell.safetensors</text:span> or a compressed version like <text:span text:style-name="Source_20_Text">flux1-dev-bnb-nf4.safetensors</text:span>.</text:p>
        </text:list-item>
        <text:list-item>
          <text:p text:style-name="P2"><text:span text:style-name="T1">VAE model:</text:span> Download the <text:span text:style-name="Source_20_Text">ae.safetensors</text:span> file.</text:p>
        </text:list-item>
        <text:list-item>
          <text:p text:style-name="P2"><text:span text:style-name="T1">CLIP text encoders:</text:span> Download the necessary text encoder files, which typically include <text:span text:style-name="Source_20_Text">t5xxl_fp16.safetensors</text:span> (for 32GB+ RAM systems) or <text:span text:style-name="Source_20_Text">t5xxl_fp8_e4m3fn.safetensors</text:span> (for less RAM) and <text:span text:style-name="Source_20_Text">clip_l.safetensors</text:span>.</text:p>
        </text:list-item>
      </text:list>
      <text:p text:style-name="Text_20_body"><text:span text:style-name="T1">Step 3: Place Files in ComfyUI Folders</text:span> Organize the downloaded files into their correct folders within your ComfyUI directory.</text:p>
      <text:list text:style-name="L3">
        <text:list-item>
          <text:p text:style-name="P3">Move the main FLUX model file (e.g., <text:span text:style-name="Source_20_Text">flux_schnell.safetensors</text:span>) to <text:span text:style-name="Source_20_Text">ComfyUI/models/checkpoints/</text:span></text:p>
        </text:list-item>
        <text:list-item>
          <text:p text:style-name="P3">Move the VAE file (<text:span text:style-name="Source_20_Text">ae.safetensors</text:span>) to <text:span text:style-name="Source_20_Text">ComfyUI/models/vae/</text:span></text:p>
        </text:list-item>
        <text:list-item>
          <text:p text:style-name="P3">Move the CLIP text encoders (<text:span text:style-name="Source_20_Text">t5xxl...safetensors</text:span> and <text:span text:style-name="Source_20_Text">clip_l.safetensors</text:span>) to <text:span text:style-name="Source_20_Text">ComfyUI/models/clip/</text:span></text:p>
        </text:list-item>
      </text:list>
      <text:p text:style-name="Text_20_body"><text:span text:style-name="T1">Step 4: Run ComfyUI</text:span> Navigate to the ComfyUI folder and run the appropriate script for your operating system to start the server. This is typically <text:span text:style-name="Source_20_Text">run.bat</text:span> on Windows or <text:span text:style-name="Source_20_Text">python3 main.py</text:span> on Mac/Linux. A web browser window will open, and you'll see the ComfyUI interface.</text:p>
      <text:p text:style-name="Text_20_body"><text:soft-page-break/><text:span text:style-name="T1">Step 5: Set Up the Workflow</text:span> ComfyUI has a node-based interface. To set up your workflow for FLUX AI, you'll need to create and connect specific nodes. Many users download a pre-built workflow JSON file from sources like Reddit or Patreon and simply drag it onto the ComfyUI workspace to load the entire setup automaticall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1T08:17:58.055588200</meta:creation-date>
    <dc:date>2025-08-21T08:18:13.268805300</dc:date>
    <meta:editing-duration>PT16S</meta:editing-duration>
    <meta:editing-cycles>1</meta:editing-cycles>
    <meta:document-statistic meta:table-count="0" meta:image-count="0" meta:object-count="0" meta:page-count="2" meta:paragraph-count="17" meta:word-count="425" meta:character-count="2636" meta:non-whitespace-character-count="2237"/>
    <meta:generator>LibreOffice/25.2.0.3$Windows_X86_64 LibreOffice_project/e1cf4a87eb02d755bce1a01209907ea5ddc8f069</meta:generator>
  </office:meta>
</office:document-meta>
</file>